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OpenSymbol" style:font-charset="x-symbol" svg:font-family="OpenSymbol" style:font-family-generic="system"/>
  </office:font-face-decls>
  <office:automatic-styles>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le" style:master-page-name="MPF0" style:family="paragraph">
      <style:paragraph-properties fo:break-before="page" fo:text-align="center"/>
      <style:text-properties style:font-name="Times New Roman" style:font-name-complex="Times New Roman" fo:font-weight="bold" style:font-weight-asian="bold" style:font-weight-complex="bold"/>
    </style:style>
    <style:style style:name="P3" style:parent-style-name="Normal" style:family="paragraph">
      <style:paragraph-properties fo:break-before="page"/>
      <style:text-properties fo:hyphenate="true"/>
    </style:style>
    <style:style style:name="T4" style:parent-style-name="DefaultParagraphFont" style:family="text">
      <style:text-properties fo:language="bg" fo:country="BG"/>
    </style:style>
    <style:style style:name="P5" style:parent-style-name="TOC1" style:family="paragraph">
      <style:paragraph-properties>
        <style:tab-stops>
          <style:tab-stop style:type="right" style:leader-style="dotted" style:leader-text="." style:position="5.8979in"/>
        </style:tab-stops>
      </style:paragraph-properties>
    </style:style>
    <style:style style:name="P6" style:parent-style-name="TOC1" style:family="paragraph">
      <style:paragraph-properties>
        <style:tab-stops>
          <style:tab-stop style:type="right" style:leader-style="dotted" style:leader-text="." style:position="5.8979in"/>
        </style:tab-stops>
      </style:paragraph-properties>
    </style:style>
    <style:style style:name="T7" style:parent-style-name="Hyperlink" style:family="text">
      <style:text-properties fo:language="en" fo:country="US"/>
    </style:style>
    <style:style style:name="P8" style:parent-style-name="TOC2" style:family="paragraph">
      <style:paragraph-properties>
        <style:tab-stops>
          <style:tab-stop style:type="left" style:position="0.4583in"/>
          <style:tab-stop style:type="right" style:leader-style="dotted" style:leader-text="." style:position="5.7451in"/>
        </style:tab-stops>
      </style:paragraph-properties>
    </style:style>
    <style:style style:name="T9" style:parent-style-name="DefaultParagraphFont" style:family="text">
      <style:text-properties style:font-name="Calibri" style:font-name-asian="Times New Roman" style:font-name-complex="Times New Roman" style:letter-kerning="false" style:language-asian="bg" style:country-asian="BG"/>
    </style:style>
    <style:style style:name="P10" style:parent-style-name="TOC2" style:family="paragraph">
      <style:paragraph-properties>
        <style:tab-stops>
          <style:tab-stop style:type="left" style:position="0.4583in"/>
          <style:tab-stop style:type="right" style:leader-style="dotted" style:leader-text="." style:position="5.7451in"/>
        </style:tab-stops>
      </style:paragraph-properties>
    </style:style>
    <style:style style:name="T11" style:parent-style-name="DefaultParagraphFont" style:family="text">
      <style:text-properties style:font-name="Calibri" style:font-name-asian="Times New Roman" style:font-name-complex="Times New Roman" style:letter-kerning="false" style:language-asian="bg" style:country-asian="BG"/>
    </style:style>
    <style:style style:name="P12" style:parent-style-name="TOC1" style:family="paragraph">
      <style:paragraph-properties>
        <style:tab-stops>
          <style:tab-stop style:type="right" style:leader-style="dotted" style:leader-text="." style:position="5.8979in"/>
        </style:tab-stops>
      </style:paragraph-properties>
    </style:style>
    <style:style style:name="T13" style:parent-style-name="Hyperlink" style:family="text">
      <style:text-properties fo:language="en" fo:country="US"/>
    </style:style>
    <style:style style:name="P14" style:parent-style-name="TOC2" style:family="paragraph">
      <style:paragraph-properties>
        <style:tab-stops>
          <style:tab-stop style:type="left" style:position="0.4583in"/>
          <style:tab-stop style:type="right" style:leader-style="dotted" style:leader-text="." style:position="5.7451in"/>
        </style:tab-stops>
      </style:paragraph-properties>
    </style:style>
    <style:style style:name="T15" style:parent-style-name="DefaultParagraphFont" style:family="text">
      <style:text-properties style:font-name="Calibri" style:font-name-asian="Times New Roman" style:font-name-complex="Times New Roman" style:letter-kerning="false" style:language-asian="bg" style:country-asian="BG"/>
    </style:style>
    <style:style style:name="P16" style:parent-style-name="TOC1" style:family="paragraph">
      <style:paragraph-properties>
        <style:tab-stops>
          <style:tab-stop style:type="right" style:leader-style="dotted" style:leader-text="." style:position="5.8979in"/>
        </style:tab-stops>
      </style:paragraph-properties>
    </style:style>
    <style:style style:name="T17" style:parent-style-name="Hyperlink" style:family="text">
      <style:text-properties fo:language="en" fo:country="US"/>
    </style:style>
    <style:style style:name="T18" style:parent-style-name="Hyperlink" style:family="text">
      <style:text-properties fo:language="en" fo:country="US"/>
    </style:style>
    <style:style style:name="P19" style:parent-style-name="TOC1" style:family="paragraph">
      <style:paragraph-properties>
        <style:tab-stops>
          <style:tab-stop style:type="right" style:leader-style="dotted" style:leader-text="." style:position="5.8979in"/>
        </style:tab-stops>
      </style:paragraph-properties>
    </style:style>
    <style:style style:name="P20" style:parent-style-name="TOC1" style:family="paragraph">
      <style:paragraph-properties>
        <style:tab-stops>
          <style:tab-stop style:type="right" style:leader-style="dotted" style:leader-text="." style:position="5.8979in"/>
        </style:tab-stops>
      </style:paragraph-properties>
    </style:style>
    <style:style style:name="P21" style:parent-style-name="TOC1" style:family="paragraph">
      <style:paragraph-properties>
        <style:tab-stops>
          <style:tab-stop style:type="right" style:leader-style="dotted" style:leader-text="." style:position="5.8979in"/>
        </style:tab-stops>
      </style:paragraph-properties>
    </style:style>
    <style:style style:name="P22" style:parent-style-name="Standard" style:family="paragraph">
      <style:paragraph-properties fo:break-before="page"/>
    </style:style>
    <style:style style:name="T23" style:parent-style-name="Заглавие1Знак" style:family="text">
      <style:text-properties style:font-name="Times New Roman" style:font-name-complex="Times New Roman" fo:color="#5B9BD5"/>
    </style:style>
    <style:style style:name="P24" style:parent-style-name="Standard" style:family="paragraph">
      <style:paragraph-properties fo:text-align="justify" fo:line-height="150%" fo:text-indent="0.4923in"/>
      <style:text-properties style:font-name="Times New Roman" style:font-name-complex="Times New Roman" fo:font-size="12pt" style:font-size-asian="12pt" style:font-size-complex="12pt"/>
    </style:style>
    <style:style style:name="P25" style:parent-style-name="Standard" style:family="paragraph">
      <style:paragraph-properties fo:break-before="page"/>
    </style:style>
    <style:style style:name="T26" style:parent-style-name="DefaultParagraphFont" style:family="text">
      <style:text-properties fo:language="en" fo:country="US"/>
    </style:style>
    <style:style style:name="P27" style:parent-style-name="Standard" style:family="paragraph">
      <style:paragraph-properties fo:text-align="justify" fo:line-height="150%" fo:text-indent="0.4923in"/>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fo:language="en" fo:country="GB"/>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P32"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33" style:parent-style-name="Standard" style:family="paragraph">
      <style:paragraph-properties fo:text-align="justify" fo:margin-bottom="0in" fo:line-height="150%" fo:text-indent="0.4923in"/>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fo:language="en" fo:country="GB"/>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P38" style:parent-style-name="Normal" style:family="paragraph">
      <style:paragraph-properties fo:break-before="page"/>
    </style:style>
    <style:style style:name="T39" style:parent-style-name="DefaultParagraphFont" style:family="text">
      <style:text-properties fo:language="en" fo:country="US"/>
    </style:style>
    <style:style style:name="P40" style:parent-style-name="Standard" style:family="paragraph">
      <style:paragraph-properties fo:text-align="justify" fo:margin-bottom="0in" fo:line-height="150%" fo:text-indent="0.4923in"/>
    </style:style>
    <style:style style:name="P41"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42"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43"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44" style:parent-style-name="Standard" style:family="paragraph">
      <style:paragraph-properties fo:text-align="justify" fo:margin-bottom="0in" fo:line-height="150%" fo:text-indent="0.4923in"/>
    </style:style>
    <style:style style:name="T45" style:parent-style-name="Заглавие1Знак"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46" style:parent-style-name="Заглавие1Знак"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47"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48"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49"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0"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1"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2"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3"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4"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5"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6"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7"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8"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59"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0"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1"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2"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3"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4"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5"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6"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7"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8"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69"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0"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1"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2"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3"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4"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5"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6"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77" style:parent-style-name="Standard" style:family="paragraph">
      <style:paragraph-properties fo:text-align="justify" fo:margin-bottom="0in" fo:line-height="150%" fo:text-indent="0.4923in"/>
      <style:text-properties style:font-name="Times New Roman" style:font-name-complex="Times New Roman" fo:color="#0D0D0D" fo:font-size="12pt" style:font-size-asian="12pt" style:font-size-complex="12pt" fo:background-color="#FFFFFF"/>
    </style:style>
    <style:style style:name="P78" style:parent-style-name="Standard" style:family="paragraph">
      <style:paragraph-properties fo:text-align="justify" fo:margin-bottom="0in" fo:line-height="150%" fo:text-indent="0.4923in"/>
    </style:style>
    <style:style style:name="T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0"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P81"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fo:language="en" fo:country="US"/>
    </style:style>
    <style:style style:name="P82" style:parent-style-name="Standard" style:family="paragraph">
      <style:paragraph-properties fo:text-align="justify" fo:margin-bottom="0in" fo:line-height="150%" fo:text-indent="0.4923in"/>
      <style:text-properties style:font-name="Times New Roman" style:font-name-complex="Times New Roman" fo:font-weight="bold" style:font-weight-asian="bold" fo:font-size="12pt" style:font-size-asian="12pt" style:font-size-complex="12pt"/>
    </style:style>
    <style:style style:name="P83"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84"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85"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86"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87"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88"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89"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0" style:parent-style-name="Standard" style:family="paragraph">
      <style:paragraph-properties fo:text-align="justify" fo:margin-bottom="0in" fo:line-height="150%" fo:text-indent="0.4923in"/>
      <style:text-properties style:font-name="Times New Roman" style:font-name-complex="Times New Roman" fo:font-weight="bold" style:font-weight-asian="bold" fo:font-size="12pt" style:font-size-asian="12pt" style:font-size-complex="12pt"/>
    </style:style>
    <style:style style:name="P91"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2"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3"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4"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5"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6"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7" style:parent-style-name="Standard" style:family="paragraph">
      <style:paragraph-properties fo:text-align="justify" fo:margin-bottom="0in" fo:line-height="150%" fo:text-indent="0.4923in"/>
      <style:text-properties style:font-name="Times New Roman" style:font-name-complex="Times New Roman" fo:font-weight="bold" style:font-weight-asian="bold" fo:font-size="12pt" style:font-size-asian="12pt" style:font-size-complex="12pt"/>
    </style:style>
    <style:style style:name="P98"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style:style>
    <style:style style:name="P99" style:parent-style-name="Normal" style:family="paragraph">
      <style:paragraph-properties fo:break-before="page"/>
      <style:text-properties style:font-name="Times New Roman" style:font-name-complex="Times New Roman" fo:font-size="12pt" style:font-size-asian="12pt" style:font-size-complex="12pt" fo:hyphenate="true"/>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P102" style:parent-style-name="Normal" style:family="paragraph">
      <style:paragraph-properties fo:break-before="page"/>
      <style:text-properties style:font-name="Times New Roman" style:font-name-complex="Times New Roman" fo:font-size="12pt" style:font-size-asian="12pt" style:font-size-complex="12pt" fo:hyphenate="true"/>
    </style:style>
    <style:style style:name="P103" style:parent-style-name="Normal" style:family="paragraph">
      <style:paragraph-properties fo:break-before="page"/>
      <style:text-properties style:font-name="Times New Roman" style:font-name-complex="Times New Roman" fo:font-size="12pt" style:font-size-asian="12pt" style:font-size-complex="12pt" fo:hyphenate="true"/>
    </style:style>
    <style:style style:name="P104" style:parent-style-name="Normal" style:family="paragraph">
      <style:paragraph-properties fo:break-before="page"/>
      <style:text-properties style:font-name="Times New Roman" style:font-name-complex="Times New Roman" fo:font-size="12pt" style:font-size-asian="12pt" style:font-size-complex="12pt" fo:hyphenate="true"/>
    </style:style>
    <style:style style:name="P105" style:parent-style-name="Header" style:family="paragraph">
      <style:paragraph-properties fo:text-align="justify" fo:line-height="150%" fo:text-indent="0.4923in"/>
      <style:text-properties style:font-name="Times New Roman" style:font-name-complex="Times New Roman" fo:font-size="12pt" style:font-size-asian="12pt" style:font-size-complex="12pt"/>
    </style:style>
  </office:automatic-styles>
  <office:body>
    <office:text text:use-soft-page-breaks="true">
      <text:p text:style-name="P1">Титулна страница</text:p>
      <text:p text:style-name="P3"/>
      <text:p text:style-name="TOCHeading"><text:span text:style-name="T4">Съдържание</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text:a xlink:href="#_Toc160179586" office:target-frame-name="_top" xlink:show="replace"><text:span text:style-name="Hyperlink">Увод</text:span><text:tab/>3</text:a></text:p>
          <text:p text:style-name="P6"><text:a xlink:href="#_Toc160179587" office:target-frame-name="_top" xlink:show="replace"><text:span text:style-name="Hyperlink">Глава<text:s/></text:span><text:span text:style-name="T7">I –<text:s/></text:span><text:span text:style-name="Hyperlink">Цели и задачи</text:span><text:tab/>4</text:a></text:p>
          <text:p text:style-name="P8"><text:a xlink:href="#_Toc160179588" office:target-frame-name="_top" xlink:show="replace"><text:span text:style-name="Hyperlink">1.1.</text:span><text:span text:style-name="T9"><text:tab/></text:span><text:span text:style-name="Hyperlink">Цел на дипломния проект</text:span><text:tab/>4</text:a></text:p>
          <text:p text:style-name="P10"><text:a xlink:href="#_Toc160179589" office:target-frame-name="_top" xlink:show="replace"><text:span text:style-name="Hyperlink">1.2.</text:span><text:span text:style-name="T11"><text:tab/></text:span><text:span text:style-name="Hyperlink">Задачи</text:span><text:tab/>4</text:a></text:p>
          <text:p text:style-name="P12"><text:a xlink:href="#_Toc160179590" office:target-frame-name="_top" xlink:show="replace"><text:span text:style-name="Hyperlink">Глава<text:s/></text:span><text:span text:style-name="T13">II –<text:s/></text:span><text:span text:style-name="Hyperlink">проучване</text:span><text:tab/>5</text:a></text:p>
          <text:p text:style-name="P14"><text:a xlink:href="#_Toc160179591" office:target-frame-name="_top" xlink:show="replace"><text:span text:style-name="Hyperlink">1.3.</text:span><text:span text:style-name="T15"><text:tab/></text:span><text:span text:style-name="Hyperlink">Проучване проектирането на база данни за гласуващите от една организация.</text:span><text:tab/>5</text:a></text:p>
          <text:p text:style-name="P16"><text:a xlink:href="#_Toc160179592" office:target-frame-name="_top" xlink:show="replace"><text:span text:style-name="Hyperlink">Глава<text:s/></text:span><text:span text:style-name="T17">III –<text:s/></text:span><text:span text:style-name="Hyperlink">реализация на<text:s/></text:span><text:span text:style-name="T18">web</text:span><text:span text:style-name="Hyperlink">- базирано.......</text:span><text:tab/>13</text:a></text:p>
          <text:p text:style-name="P19"><text:a xlink:href="#_Toc160179593" office:target-frame-name="_top" xlink:show="replace"><text:span text:style-name="Hyperlink">заключение</text:span><text:tab/>14</text:a></text:p>
          <text:p text:style-name="P20"><text:a xlink:href="#_Toc160179594" office:target-frame-name="_top" xlink:show="replace"><text:span text:style-name="Hyperlink">Списъкът с използваната литература</text:span><text:tab/>15</text:a></text:p>
          <text:p text:style-name="P21"><text:a xlink:href="#_Toc160179595" office:target-frame-name="_top" xlink:show="replace"><text:span text:style-name="Hyperlink">Приложения</text:span><text:tab/>16</text:a></text:p>
        </text:index-body>
      </text:table-of-content>
      <text:p text:style-name="Normal"/>
      <text:p text:style-name="P22"/>
      <text:h text:style-name="Heading1" text:outline-level="1"><text:bookmark-start text:name="_Toc160179586"/><text:soft-page-break/><text:span text:style-name="T23">Увод</text:span><text:bookmark-end text:name="_Toc160179586"/></text:h>
      <text:p text:style-name="P24">В съвременния свят, технологиите играят все по-значима роля във всеки аспект на ежедневието ни, трансформирайки традиционните<text:s/>методи във всяка сфера - от образование и здравеопазване до финанси и управление. Не на последно място, технологичният напредък предлага възможности за революционизиране на процеса на гласуване, като го прави по-достъпен, удобен и сигурен. Въпреки потенциала си, електронното гласуване все още се сблъсква с редица предизвикателства, включително въпроси, свързани със сигурността, анонимността и доверието от страна на избирателите. Тези предизвикателства налагат необходимостта от изобретателни и сигурни подходи, които осигуряват честността и прозрачността на процедурата по гласуване.</text:p>
      <text:p text:style-name="P25"/>
      <text:h text:style-name="Heading1" text:outline-level="1"><text:bookmark-start text:name="_Toc160179587"/><text:soft-page-break/>Глава<text:s/><text:span text:style-name="T26">I –<text:s/></text:span>Цели и задачи<text:bookmark-end text:name="_Toc160179587"/></text:h>
      <text:h text:style-name="Heading2" text:outline-level="2"><text:bookmark-start text:name="_Toc160179588"/>Цел на дипломния проект<text:bookmark-end text:name="_Toc160179588"/></text:h>
      <text:p text:style-name="P27"><text:span text:style-name="T28">Целта на настоящия дипломен проект е разработването на we</text:span><text:span text:style-name="T29">b</text:span><text:span text:style-name="T30">-базирано приложение <text:s/>за гласуване, който да отговори на съвременните изисквания за сигурност, удобство и достъпност. Този</text:span><text:span text:style-name="T31"><text:s/>проект има за цел не само да предложи техническо решение на идентифицираните проблеми, но и да анализира потенциалните възможности за подобряване на избирателната система чрез прилагане на новите технологии.</text:span></text:p>
      <text:h text:style-name="Heading2" text:outline-level="2"><text:bookmark-start text:name="_Toc160179589"/>Задачи<text:bookmark-end text:name="_Toc160179589"/><text:s/></text:h>
      <text:p text:style-name="P32">Очакваните резултати от реализацията на този проект включват подобряване на избирателната активност чрез улесняване на процеса на гласуване, повишаване на доверието в електронните изборни системи чрез въвеждане на високи стандарти за сигурност и анонимност, и демонстриране на потенциала за ефективно и<text:s/>прозрачно управление на изборните процеси. С този проект се цели също така да се допринесе за научната общност с детайлен анализ на съществуващите подходи и разработването на нови методологии за цифровото гласуване.</text:p>
      <text:p text:style-name="P33"><text:span text:style-name="T34">С разработването на този на we</text:span><text:span text:style-name="T35">b</text:span><text:span text:style-name="T36">-базира</text:span><text:span text:style-name="T37">но за гласуване, проектът се стреми към постигането на баланс между иновативност и практическа приложимост, като по този начин допринася за развитието на по-демократично и отворено общество.</text:span></text:p>
      <text:p text:style-name="P38"/>
      <text:h text:style-name="Heading1" text:outline-level="1"><text:bookmark-start text:name="_Toc160179590"/><text:soft-page-break/>Глава<text:s/><text:span text:style-name="T39">II –<text:s/></text:span>проучване<text:bookmark-end text:name="_Toc160179590"/></text:h>
      <text:p text:style-name="P40"/>
      <text:h text:style-name="Heading2" text:outline-level="2"><text:bookmark-start text:name="_Toc160179591"/>Проучване проектирането на база данни за гласуващите от една организация.<text:bookmark-end text:name="_Toc160179591"/></text:h>
      <text:p text:style-name="NoSpacing">За да се проектира обширна и детайлна база данни за гласуващите от организация, трябва да се извърши всестранно проучване, което обхваща различни аспекти – от събирането на изисквания до техническото реализиране и поддръжка на системата. Този процес включва следните ключови стъпки:</text:p>
      <text:p text:style-name="NoSpacing">Анализ на Изискванията и Събиране на Данни:</text:p>
      <text:p text:style-name="NoSpacing">Идентифициране на нуждите на гласуващите и организационните цели.</text:p>
      <text:p text:style-name="NoSpacing">Определяне на видовете данни, които ще бъдат събирани (например, лични данни, гласуване по категории,<text:s/>история на гласуването).</text:p>
      <text:p text:style-name="NoSpacing">Проектиране на Концептуална и Логическа Модел:</text:p>
      <text:p text:style-name="NoSpacing">Създаване на концептуална модел, която картографира взаимоотношенията между различните ентитети.</text:p>
      <text:p text:style-name="NoSpacing">Преход към логически модел, дефиниране на таблиците, атрибутите и връзките между тях.</text:p>
      <text:p text:style-name="NoSpacing">Нормализация и Оптимизация:</text:p>
      <text:p text:style-name="NoSpacing">Прилагане на процедури за нормализация за избягване на излишните данни и гарантиране на целостта на базата данни.</text:p>
      <text:p text:style-name="NoSpacing">Оптимизация на схемата за бърз достъп и ефективно съхранение на данни.</text:p>
      <text:p text:style-name="NoSpacing">Сигурност и Защита на Данните:</text:p>
      <text:p text:style-name="NoSpacing">Внедряване на<text:s/>мерки за сигурност, за да се гарантира защитата на личните данни и да се спазват нормативните изисквания.</text:p>
      <text:p text:style-name="NoSpacing">Разработване на стратегии за резервно копиране и възстановяване на данни в случай на авария.</text:p>
      <text:p text:style-name="NoSpacing">Разработване на Потребителски Интерфейси:</text:p>
      <text:p text:style-name="NoSpacing">Създаване на интуитивни потребителски интерфейси, които улесняват регистрацията на гласуващите, гласуването и прегледа на статистическа информация.</text:p>
      <text:p text:style-name="NoSpacing">Разработване на административен панел за управление на базата данни и наблюдение на процесите.</text:p>
      <text:soft-page-break/>
      <text:p text:style-name="NoSpacing">Интеграция и Тестване:</text:p>
      <text:p text:style-name="NoSpacing">Интеграция на базата данни с други системи и платформи, ако е необходимо.</text:p>
      <text:p text:style-name="NoSpacing">Провеждане на обширни тестове за проверка на функционалността, сигурността и производителността на системата.</text:p>
      <text:p text:style-name="NoSpacing">Документация и Обучение:</text:p>
      <text:p text:style-name="NoSpacing">Създаване на подробна документация на системата и<text:s/>базата данни.</text:p>
      <text:p text:style-name="NoSpacing">Организиране на обучения за потребители и администратори за ефективно използване на системата.</text:p>
      <text:p text:style-name="NoSpacing">Поддръжка и Актуализации:</text:p>
      <text:p text:style-name="NoSpacing">Планиране на регулярна поддръжка и актуализации на системата за гарантиране на нейната актуалност и отговор на<text:s/>нововъзникващи нужди.</text:p>
      <text:p text:style-name="NoSpacing">Процесът на проектиране и разработка на база данни за гласуващите изисква задълбочено разбиране на нуждите на организацията и гласуващите, както и технически умения за създаване на ефективна, сигурна и мащабируема система. Този подход<text:s/>гарантира, че базата данни ще служи ефективно на своите потребители, улеснявайки процеса на гласуване и предоставяйки ценни аналитични данни за подпомагане на организационните и изборни стратегии.</text:p>
      <text:p text:style-name="P41"/>
      <text:p text:style-name="P42"/>
      <text:p text:style-name="P43"/>
      <text:p text:style-name="P44"><text:span text:style-name="T45">Проучване на статистически методи за обработка на анкет</text:span><text:span text:style-name="T46">ни данни</text:span></text:p>
      <text:p text:style-name="P47">Статистическите методи за обработка на анкетни данни са критични за извличането на надеждна информация от суровите данни, събрани от анкетите. Правилният анализ може да осигури ценни прозрения и да подкрепи вземането на информирани решения. Тези методи включват разнообразие от техники, вариращи от основни описателни статистики до по-сложни многофакторни анализи. Важността на избора на подходящ статистически метод не може да бъде подценена, тъй като той определя как данните ще бъдат интерпретирани и<text:s/>представени.</text:p>
      <text:p text:style-name="P48">Основни описателни статистики</text:p>
      <text:p text:style-name="P49">Основната стъпка в обработката на анкетни данни е изчисляването на описателни статистики. Те включват мерки за централна тенденция като средно аритметично, медиана и мода, както и мерки за разпространение като стандартно отклонение и междуквартилно разстояние. Средното аритметично предоставя обща представа за средните стойности на отговорите, докато медианата показва средната<text:s/><text:soft-page-break/>стойност, разделяща набора от данни на две равни части. Модата отразява най-често срещаната стойност в набора от данни. Стандартното отклонение и междуквартилното разстояние дават представа за вариативността на отговорите и са особено полезни при оценка на надеждността на резултатите.</text:p>
      <text:p text:style-name="P50">Анализ на корелация</text:p>
      <text:p text:style-name="P51">Анализът на корелация изследва<text:s/>взаимовръзките между различни променливи. Той помага да се определи дали две променливи се движат заедно и ако да, колко силно е това движение. Коeфициентът на корелация на Пиърсън е често използван мерник, който измерва линейната връзка между две количествени променливи. Спирмановиятрангов корелационен коефициент може да бъде полезен за анализ на ранговите връзки между данните, когато не можем да предположим нормално разпределение или имаме дело с ординални данни. Използването на корелационен анализ помага<text:s/>да се открият потенциални взаимосвързаности, които могат да бъдат разгледани по-задълбочено с помощта на други статистически методи</text:p>
      <text:p text:style-name="P52">Регресионен анализ</text:p>
      <text:p text:style-name="P53">Регресията е по-напреднала статистическа техника, която се използва за моделиране на връзката между една<text:s/>зависима променлива и една или повече независими променливи. Линейната регресия е най-простият вид регресионен анализ и се използва за прогнозиране на стойността на една променлива въз основа на стойността на друга. Множествената регресия, от друга страна, включва няколко независими променливи, което я прави по-мощна при определяне на причинно-следствени връзки.</text:p>
      <text:p text:style-name="P54">Факторен анализ</text:p>
      <text:p text:style-name="P55">Факторният анализ е техника, която се използва за идентифициране на латентни променливи, които не могат да бъдат измерени директно, но които стоят зад набора от наблюдаеми променливи. Чрез извличане на общи фактори, факторният анализ позволява да се редуцира броят на променливите и да се определят основните измерения на конструкти, като например отношенията или удовлетвореността.</text:p>
      <text:p text:style-name="P56">Кластерен анализ</text:p>
      <text:p text:style-name="P57">Кластерният анализ или анализът на групи се използва за разделяне на анкетни данни на различни групи (кластери) въз основа на сходството на отговорите. Този подход е особено полезен, когато искаме да идентифицираме<text:s/><text:soft-page-break/>сегменти или групи в нашето<text:s/>изследване, които имат подобни характеристики или отговори, което позволява по-фокусирано целево маркетингово общуване или анализ на политики.</text:p>
      <text:p text:style-name="P58">Методи за проверка на хипотези</text:p>
      <text:p text:style-name="P59">При обработката на анкетни данни често се налага проверка на различни хипотези. Т-тестът за независими извадки може да се използва за сравняване на средните стойности на две групи, докато ANOVA (анализ на вариацията) позволява сравняването на средните стойности между три или повече групи. Хи-квадрат тестът е друг популярен метод за анализ на анкетни данни, особено когато работим с категорийни данни и искаме да тестваме взаимосвързаността между различни променливи.</text:p>
      <text:p text:style-name="P60">Неелинен анализ</text:p>
      <text:p text:style-name="P61">Нелинейният анализ се използва, когато връзката между променливите не следва линейна функция и може да бъде<text:s/>по-сложна. В тези случаи могат да се използват модели като логистична регресия, която е особено подходяща за анкетни данни, когато зависимата променлива е двоична (например "да" или "не" отговори).</text:p>
      <text:p text:style-name="P62"/>
      <text:p text:style-name="P63">Времеви редове и анализ на тенденции</text:p>
      <text:p text:style-name="P64">Анкетни данни, събирани през различни времеви точки, могат да бъдат анализирани с помощта на времеви редове, за да се определят тенденциите и моделите през времето. Такъв анализ е полезен за прогнозиране и за разбиране на какъв начин нагласите и поведението се<text:s/></text:p>
      <text:p text:style-name="P65">Мултивариатен<text:s/>анализ</text:p>
      <text:p text:style-name="P66">Мултивариатният анализ е комплексен и включва използването на множество променливи за анализ едновременно. Той е мощен инструмент, който може да разкрие връзки и взаимодействия между различни променливи, които може да не са видими при по-прости анализи. Техники като мултивариатен регресионен анализ, многомерен анализ на вариацията (MANOVA) и дискриминантен анализ са примери за мултивариатни методи.</text:p>
      <text:p text:style-name="P67">Структурно уравнение моделиране</text:p>
      <text:p text:style-name="P68">Структурното уравнение моделиране (SEM) е напреднала статистическа техника, която позволява моделирането на сложни връзки между наблюдаемите и латентни променливи. Тази техника обединява аспекти на факторния анализ и<text:s/><text:soft-page-break/>пътния анализ, което я прави особено полезна при анализи, които изискват оценка на причинно-следствени връзки.</text:p>
      <text:p text:style-name="P69"/>
      <text:p text:style-name="P70">Качествен анализ на отворени въпроси</text:p>
      <text:p text:style-name="P71">При анкетите, които включват отворени въпроси, качественият анализ е ключов за извличане на значима информация от текстовите отговори. Методи като тематичен анализ и кодиране могат да се използват за идентифициране на<text:s/>често срещани теми и модели в отговорите на участниците.</text:p>
      <text:p text:style-name="P72"/>
      <text:p text:style-name="P73">Използване на софтуер за статистически анализ</text:p>
      <text:p text:style-name="P74">За извършване на статистически анализ на анкетни данни се използва софтуер като SPSS, Stata, R, Python с библиотеки като pandas и scikit-learn, или дори Excel за по-прости анализи. Тези инструменти предлагат широк набор от функции за статистически анализ и графично представяне на данните.</text:p>
      <text:p text:style-name="P75"/>
      <text:p text:style-name="NoSpacing">Ключът към успешната обработка и анализ на анкетни данни е изборът на подходящите статистически методи, които отговарят на конкретните цели на изследването. Важно е да се има предвид, че всеки метод носи своите предположения и ограничения, и трябва да се избира внимателно, за да се гарантира валидността и надеждността на резултатите.</text:p>
      <text:p text:style-name="NoSpacing"/>
      <text:p text:style-name="NoSpacing">Обобщен Сценарий за Приложение за<text:s/>Онлайн Гласуване</text:p>
      <text:p text:style-name="NoSpacing">Участници:</text:p>
      <text:p text:style-name="NoSpacing">Администратор на системата:<text:s/>Настройва и управлява системата за гласуване.</text:p>
      <text:p text:style-name="NoSpacing">Гласоподаватели:<text:s/>Лица, имащи право на глас в изборите.</text:p>
      <text:p text:style-name="NoSpacing">Кандидати/Опции:<text:s/>Възможностите или изборите, предлагани за гласуване.</text:p>
      <text:p text:style-name="NoSpacing">Предпоставки:</text:p>
      <text:p text:style-name="NoSpacing">Онлайн системата за гласуване е оперативна и достъпна за всички имащи право на глас.</text:p>
      <text:p text:style-name="NoSpacing">Кандидатите или опциите са финализирани и въведени в системата.</text:p>
      <text:p text:style-name="NoSpacing">Основни Стъпки:</text:p>
      <text:p text:style-name="NoSpacing">Настройка на Изборите от Администратора:</text:p>
      <text:soft-page-break/>
      <text:p text:style-name="NoSpacing">Администраторът конфигурира параметрите на изборите, включително<text:s/>дати, детайли за кандидатите и правила за гласуване.</text:p>
      <text:p text:style-name="NoSpacing">Установяват се мерки за сигурност, за да се гарантира целостта и конфиденциалността на процеса на гласуване.</text:p>
      <text:p text:style-name="NoSpacing">Регистрация и Верификация на Гласоподавателите:</text:p>
      <text:p text:style-name="NoSpacing">Имат право да се регистрират в приложението,<text:s/>като предоставят необходимите данни за идентификация.</text:p>
      <text:p text:style-name="NoSpacing">Системата верифицира правото на глас чрез сигурен процес на удостоверяване.</text:p>
      <text:p text:style-name="NoSpacing">Подаване на Гласове:</text:p>
      <text:p text:style-name="NoSpacing">Гласоподавателите влизат в системата, избират изборите, в които желаят да участват, и гласуват за предпочитаните от тях кандидати или опции.</text:p>
      <text:p text:style-name="NoSpacing">Приложението осигурява, че гласовете се подават сигурно и че всеки гласоподавател може да гласува само веднъж.</text:p>
      <text:p text:style-name="NoSpacing">Преброяване на Гласовете и Обявяване на Резултатите:</text:p>
      <text:p text:style-name="NoSpacing">След приключване на периода за гласуване, системата<text:s/>автоматично преброява гласовете.</text:p>
      <text:p text:style-name="NoSpacing">Резултатите се проверяват за точност, след което официално се обявяват и стават достъпни за обществеността.</text:p>
      <text:p text:style-name="NoSpacing">Анализ След Изборите:</text:p>
      <text:p text:style-name="NoSpacing">Администраторите използват системата за анализ на модели на гласуване, процент на участие и други съответни статистики.</text:p>
      <text:p text:style-name="NoSpacing">Инсайтите, получени от анализа, се използват за подобрение на бъдещи избори.</text:p>
      <text:p text:style-name="NoSpacing">Следствия:</text:p>
      <text:p text:style-name="NoSpacing">Резултатите от изборите са точно отразени и обществено достъпни.</text:p>
      <text:p text:style-name="NoSpacing">Целостта на данните и поверителността на гласоподавателите се поддържат през<text:s/>целия процес.</text:p>
      <text:p text:style-name="NoSpacing">Изключения:</text:p>
      <text:p text:style-name="NoSpacing">При възникване на системна грешка или сигурностен проблем се предприемат незабавни мерки за коригиране на проблема и осигуряване на процеса на гласуване.</text:p>
      <text:p text:style-name="NoSpacing"/>
      <text:p text:style-name="P76"/>
      <text:soft-page-break/>
      <text:p text:style-name="P77">Развитието на уеб технологиите предлага множество възможности за създаване на модерни и функционални приложения. Изборът на подходящите инструменти е ключов за успеха на всеки проект. В този контекст, Next.js 14 и Supabase се открояват като мощни инструменти за разработване на уеб и мобилни приложения. Next.js 14 предлага богат<text:s/>набор от функции за разработка на сървърно генерирани и статични уеб страници, докато Supabase позволява бързото създаване на бекенд функционалности без нуждата от управление на сървъри.</text:p>
      <text:p text:style-name="P78"><text:span text:style-name="T79">Защо<text:s/></text:span><text:span text:style-name="T80">Next.js</text:span></text:p>
      <text:p text:style-name="P81">Next.js е React рамка за създаване на цялостни уеб приложения. Използвате React компоненти за изграждане на потребителски интерфейси и Next.js за допълнителни функции и оптимизации.В основата си, Next.js също абстрахира и автоматично конфигурира инструменти, необходими за React, като пакетиране, компилиране и<text:s/>други. Това ви позволява да се съсредоточите върху изграждането на вашето приложение, вместо да прекарвате време в конфигурация.</text:p>
      <text:p text:style-name="P82">Основни функции</text:p>
      <text:p text:style-name="P83">Маршрутизиране: Вграден рутер, базиран на файлова система, създаден върху Server Components, който поддържа layout-и, вложено маршрутизиране, състояния на зареждане, обработка на грешки и др.</text:p>
      <text:p text:style-name="P84"><text:s/>Рендериране: Рендериране от клиентска и от сървърна страна с клиентски и сървърни компоненти. Допълнително оптимизирано със статично и динамично рендериране на сървъра с<text:s/>Next.js. Streaming на Edge и Node.js runtimes.<text:s/></text:p>
      <text:p text:style-name="P85">извличане на данни: Упростен начин за извличане на данни с async/await в Server Components, и разширен fetch API за запаметяване на заявки, кеширане на данни и повторна валидация.</text:p>
      <text:p text:style-name="P86"><text:s/>стилизиране: Поддържане на<text:s/>предпочитаните методи за стилизиране, включително CSS модули, Tailwind CSS и CSS-in-JS.</text:p>
      <text:p text:style-name="P87"><text:s/>Оптимизации: Оптимизации на изображения, шрифтове и скриптове за подобрение на Core Web Vitals и потребителското изживяване на вашето приложение.</text:p>
      <text:p text:style-name="P88"><text:s/>TypeScript: Подобрена поддръжка за TypeScript, с по-добра проверка на типовете и по-ефикасна компилация, както и персонализиран TypeScript плъгин и проверка на типовете.</text:p>
      <text:p text:style-name="P89"/>
      <text:p text:style-name="P90">Защо Supabase?</text:p>
      <text:soft-page-break/>
      <text:p text:style-name="P91"><text:s/>Supabase е отворен код алтернатива на Firebase, който предлага лесен за използване бекенд<text:s/>като услуга (BaaS). Някои от неговите предимства включват:<text:s/></text:p>
      <text:p text:style-name="P92">Реално време база данни: Позволява на приложенията да обновяват потребителски интерфейси в реално време при промени в базата данни.<text:s/></text:p>
      <text:p text:style-name="P93">Аутентификация: Вградената система за аутентификация поддържа<text:s/>различни методи за вход, улеснявайки управлението на потребителите.</text:p>
      <text:p text:style-name="P94"><text:s/>Лесна интеграция: Supabase предлага RESTful и GraphQL интерфейси за лесна интеграция с различни фронтенд платформи.</text:p>
      <text:p text:style-name="P95">Сигурност и Контрол :</text:p>
      <text:p text:style-name="P96">Supabase предоставя напреднали средства за управление на сигурността, включително поддръжка на политики за достъп до данни и интеграция с водещи механизми за аутентификация. Това позволява на разработчиците да изградят сигурни приложения, като същевременно поддържат пълен контрол върху кой може да достъпва и манипулира данните.</text:p>
      <text:p text:style-name="P97">Съчетаване на Next.js 14 и Supabase за приложение за гласуване</text:p>
      <text:p text:style-name="P98"><text:s/>Комбинацията от Next.js 14 и Supabase предлага мощна платформа за създаването на приложения за гласуване. Next.js улеснява разработката на бързи и оптимизирани за SEO<text:s/>фронтенд компоненти, докато Supabase осигурява надежден и мащабируем бекенд. Тази интеграция позволява: Бързо разработване: Благодарение на готовите функции и лесната интеграция, разработването е по-бързо и ефективно. Реално време актуализации: Важно за приложенията за гласуване, където резултатите трябва да се обновяват незабавно. Сигурност и мащабируемост: Гарантира сигурността на данните и способността да се мащабира приложението с растяща аудитория. Заключение Изборът на Next.js 14 и Supabase за разработването на приложение за гласуване предлага редица предимства, включително бързо разработване, оптимизация за търсачки, реално време актуализации, висока сигурност и лесна мащабируемост. Тази комбинация позволява на разработчиците да се съсредоточат върху<text:s/>създаването на потребителски опит, вместо да управляват инфраструктурни и сървърни задачи, правейки ги идеален избор за съвременни уеб приложения.</text:p>
      <text:p text:style-name="P99"/>
      <text:h text:style-name="Heading1" text:outline-level="1"><text:bookmark-start text:name="_Toc160179592"/><text:soft-page-break/>Глава<text:s/><text:span text:style-name="T100">III –<text:s/></text:span>реализация на<text:s/><text:span text:style-name="T101">web</text:span>- базирано.......<text:bookmark-end text:name="_Toc160179592"/></text:h>
      <text:p text:style-name="P102"/>
      <text:h text:style-name="Heading1" text:outline-level="1"><text:bookmark-start text:name="_Toc160179593"/><text:soft-page-break/>заключение<text:bookmark-end text:name="_Toc160179593"/></text:h>
      <text:p text:style-name="P103"/>
      <text:h text:style-name="Heading1" text:outline-level="1"><text:bookmark-start text:name="_Toc160179594"/><text:soft-page-break/>Списъкът с използваната литература<text:bookmark-end text:name="_Toc160179594"/></text:h>
      <text:p text:style-name="P104"/>
      <text:h text:style-name="Heading1" text:outline-level="1"><text:bookmark-start text:name="_Toc160179595"/><text:soft-page-break/>Приложения<text:bookmark-end text:name="_Toc160179595"/><text:s/></text:h>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center" fo:margin-top="0.1666in" fo:margin-bottom="0.1666in" fo:line-height="150%"/>
      <style:text-properties style:font-name="Times New Roman" style:font-name-asian="F" style:font-name-complex="Times New Roman" fo:font-weight="bold" style:font-weight-asian="bold" style:font-weight-complex="bold" fo:text-transform="uppercase" fo:color="#5B9BD5" fo:font-size="16pt" style:font-size-asian="16pt" style:font-size-complex="16pt" fo:hyphenate="false"/>
    </style:style>
    <style:style style:name="Heading2" style:display-name="Heading 2" style:family="paragraph" style:parent-style-name="Standard" style:next-style-name="Normal" style:default-outline-level="2">
      <style:paragraph-properties fo:line-height="150%"/>
      <style:text-properties style:font-name="Times New Roman" style:font-name-complex="Times New Roman" fo:color="#5B9BD5" fo:font-size="12pt" style:font-size-asian="12pt" style:font-size-complex="12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DejaVu Sans" style:font-name-complex="DejaVu San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fo:font-size="28pt" style:font-size-asian="28pt" style:font-size-complex="28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style:language-asian="bg" style:country-asian="BG" fo:hyphenate="false"/>
    </style:style>
    <style:style style:name="Default" style:display-name="Default" style:family="paragraph">
      <style:paragraph-properties fo:widows="2" fo:orphans="2" style:text-autospace="none"/>
      <style:text-properties style:font-name="Times New Roman" style:font-name-asian="Times New Roman" style:font-name-complex="Times New Roman" fo:color="#000000" fo:font-size="12pt" style:font-size-asian="12pt" style:font-size-complex="12pt" fo:language="en" fo:country="US" fo:hyphenate="false"/>
    </style:style>
    <style:style style:name="ЗаглавиеЗнак" style:display-name="Заглавие Знак"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Заглавие1Знак" style:display-name="Заглавие 1 Знак" style:family="text" style:parent-style-name="DefaultParagraphFont">
      <style:text-properties style:font-name="Calibri Light" style:font-name-asian="F" style:font-name-complex="F" fo:color="#2F5496" fo:font-size="16pt" style:font-size-asian="16pt" style:font-size-complex="16pt"/>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Times New Roman" style:font-name-complex="Times New Roman" fo:color="#5B9BD5" fo:font-size="12pt" style:font-size-asian="12pt" style:font-size-complex="12pt"/>
    </style:style>
    <style:style style:name="TOCHeading" style:display-name="TOC Heading" style:family="paragraph" style:parent-style-name="Heading1" style:next-style-name="Normal">
      <style:paragraph-properties fo:text-align="start" style:vertical-align="auto" fo:margin-bottom="0in" fo:line-height="107%"/>
      <style:text-properties style:font-name="Calibri Light" style:font-name-asian="Times New Roman" style:font-name-complex="Times New Roman" fo:font-weight="normal" style:font-weight-asian="normal" style:font-weight-complex="normal" fo:text-transform="none" fo:color="#2E74B5" style:letter-kerning="false"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 style:display-name="No Spacing" style:family="paragraph" style:parent-style-name="Standard">
      <style:paragraph-properties fo:text-align="justify" fo:margin-bottom="0in" fo:line-height="150%" fo:text-indent="0.4923in"/>
      <style:text-properties style:font-name="Times New Roman" style:font-name-complex="Times New Roman" fo:font-size="12pt" style:font-size-asian="12pt" style:font-size-complex="12pt"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lih eyub</meta:initial-creator>
    <dc:creator>AT</dc:creator>
    <meta:creation-date>2024-02-21T03:21:00Z</meta:creation-date>
    <dc:date>2024-03-01T08:01:00Z</dc:date>
    <meta:template xlink:href="Normal" xlink:type="simple"/>
    <meta:editing-cycles>41</meta:editing-cycles>
    <meta:editing-duration>PT11220S</meta:editing-duration>
    <meta:user-defined meta:name="AppVersion">16.0000</meta:user-defined>
    <meta:document-statistic meta:page-count="16" meta:paragraph-count="35" meta:word-count="2659" meta:character-count="17783" meta:row-count="126" meta:non-whitespace-character-count="15159"/>
  </office:meta>
</office:document-meta>
</file>